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Standard" style:list-style-name="L1"/>
    <style:style style:name="P28" style:family="paragraph" style:parent-style-name="Text_20_body" style:list-style-name="L1">
      <style:text-properties style:language-asian="zh" style:country-asian="TW"/>
    </style:style>
    <style:style style:name="P29" style:family="paragraph" style:parent-style-name="Text_20_body" style:list-style-name="L2"/>
    <style:style style:name="P30" style:family="paragraph" style:parent-style-name="Text_20_body" style:list-style-name="L2">
      <style:text-properties fo:font-weight="bold" style:language-asian="zh" style:country-asian="TW" style:font-weight-asian="bold" style:font-weight-complex="bold"/>
    </style:style>
    <style:style style:name="P31" style:family="paragraph" style:parent-style-name="Text_20_body" style:list-style-name="L2">
      <style:text-properties style:language-asian="zh" style:country-asian="TW"/>
    </style:style>
    <style:style style:name="P32" style:family="paragraph" style:parent-style-name="Standard" style:list-style-name="L2"/>
    <style:style style:name="P33" style:family="paragraph" style:parent-style-name="Code_20_Indent" style:list-style-name="L2"/>
    <style:style style:name="P34" style:family="paragraph" style:parent-style-name="Text_20_body" style:list-style-name="L2">
      <style:paragraph-properties fo:margin-top="0.499cm" fo:margin-bottom="0cm"/>
    </style:style>
    <style:style style:name="P35" style:family="paragraph" style:parent-style-name="Code_20_Indent" style:list-style-name="L2">
      <style:paragraph-properties fo:margin-left="0cm" fo:margin-right="0cm" fo:line-height="125%" fo:text-align="start" style:justify-single-word="false" fo:text-indent="0cm" style:auto-text-indent="false" fo:background-color="transparent" fo:padding="0.049cm" fo:border-left="0.002cm solid #000000" fo:border-right="0.002cm solid #000000" fo:border-top="0.002cm solid #000000" fo:border-bottom="0.002cm solid #c0c0c0">
        <style:background-image/>
      </style:paragraph-properties>
    </style:style>
    <style:style style:name="P36" style:family="paragraph" style:parent-style-name="Preformatted_20_Text" style:list-style-name="L2">
      <style:paragraph-properties fo:margin-top="0.499cm" fo:margin-bottom="0.499cm"/>
    </style:style>
    <style:style style:name="P37" style:family="paragraph" style:parent-style-name="Text_20_body" style:master-page-name="">
      <style:paragraph-properties fo:keep-with-next="auto"/>
    </style:style>
    <style:style style:name="P38" style:family="paragraph" style:parent-style-name="Table_20_Contents">
      <style:text-properties fo:font-style="italic" style:language-asian="zh" style:country-asian="TW" style:font-style-asian="italic" style:font-style-complex="italic"/>
    </style:style>
    <style:style style:name="P39"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language-asian="zh" style:country-asian="TW"/>
    </style:style>
    <style:style style:name="T8" style:family="text">
      <style:text-properties style:font-name="Courier New1" style:language-asian="zh" style:country-asian="TW"/>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Verdana" style:language-asian="zh" style:country-asian="TW"/>
    </style:style>
    <style:style style:name="T12" style:family="text">
      <style:text-properties style:font-name="Verdana1"/>
    </style:style>
    <style:style style:name="T13" style:family="text">
      <style:text-properties style:font-name="Courier New1" style:language-asian="zh" style:country-asian="TW"/>
    </style:style>
    <style:style style:name="T14" style:family="text">
      <style:text-properties style:font-name="Courier New1"/>
    </style:style>
    <style:style style:name="T15" style:family="text">
      <style:text-properties fo:font-weight="bold" style:language-asian="zh" style:country-asian="TW"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6.0</text:p>
      <text:p text:style-name="P5"/>
      <text:p text:style-name="P6">February 2009</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Begin Your First ZK Project<text:tab/>7</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ext:p text:style-name="Text_20_body">Dow<text:span text:style-name="T2">nload ZK Library:</text:span></text:p>
      <text:p text:style-name="Text_20_body"><text:a xlink:type="simple" xlink:href="http://www.zkoss.org/download/zk.dsp"><text:span text:style-name="T7">http://www.zkoss.org/download/zk.dsp</text:span></text:a></text:p>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6.0.tar.gz</text:p>
            <text:p text:style-name="P24">zk-bin-std-3.6.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6.0.tar.gz</text:p>
            <text:p text:style-name="P24">zk-bin-prof-3.6.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6.0.tar.gz</text:p>
            <text:p text:style-name="P24">zk-bin-3.6.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8">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6.0.zip</text:p>
          </table:table-cell>
          <table:table-cell table:style-name="Table1.B2" office:value-type="string">
            <text:p text:style-name="Table_20_Contents">Standalone <text:s/><text:span text:style-name="T9">zkdemo</text:span> app<text:span text:style-name="T2">lication in WAR and EAR format, and the source codes of </text:span><text:span text:style-name="T8">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6.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6.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0">The simplest way to test drive the power of ZK is to visit </text:span><text:a xlink:type="simple" xlink:href="http://www.zkoss.org/zkdemo/userguide"><text:span text:style-name="T11">http://www.zkoss.org/zkdemo/userguide</text:span></text:a><text:span text:style-name="T10">.</text:span></text:p>
      <text:p text:style-name="P26">If you want to run the demo in your local server, you can follow the following steps.</text:p>
      <text:list text:style-name="L1">
        <text:list-item>
          <text:p text:style-name="P27"><text:span text:style-name="T12">Download </text:span><text:span text:style-name="T9">zk-demo-3.6.0.zip</text:span><text:span text:style-name="T12"> from </text:span><text:a xlink:type="simple" xlink:href="http://sourceforge.net/project/showfiles.php?group_id=152762&amp;package_id=169309">here (sourceforge.net)</text:a><text:span text:style-name="T12">.</text:span></text:p>
        </text:list-item>
        <text:list-item>
          <text:p text:style-name="P27"><text:span text:style-name="T12">After uncompressing the file, you can deploy </text:span><text:span text:style-name="T9">zkdemo.war</text:span><text:span text:style-name="T12"> or </text:span><text:span text:style-name="T9">zkdemo.ear</text:span><text:span text:style-name="T12"> to your Web or application server.<text:line-break/><text:line-break/>Most Web or app</text:span><text:span text:style-name="T10">lication</text:span><text:span text:style-name="T12">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3">http://en.wikibooks.org/wiki/ZK/How-Tos#Installation_and_Configuration</text:span></text:a><text:span text:style-name="T10">, where the ZK community maintains the installation guides for many Web or application servers.<text:line-break/><text:line-break/>For Tomcat server, you can copy it directly to the </text:span><text:span text:style-name="T8">$TOMCAT_DIR/webapps</text:span><text:span text:style-name="T10"> directory, and then Tomcat will start the deployment automatically.</text:span></text:p>
        </text:list-item>
        <text:list-item>
          <text:p text:style-name="P28"><text:span text:style-name="T12">After </text:span><text:span text:style-name="T9">zkdemo.war</text:span><text:span text:style-name="T12"> is deployed you can visit it at, say, </text:span><text:a xlink:type="simple" xlink:href="http://localhost:8080/zkdemo-all/userguide"><text:span text:style-name="T14">http://localhost:8080/zkdemo/userguide</text:span></text:a><text:span text:style-name="T12">. The port number depends on how you installed your Web or application servers. Some application servers deploy only the EAR file. That is, you have to deploy </text:span><text:span text:style-name="T9">zkdemos.ear</text:span><text:span text:style-name="T12"> instead.</text:span></text:p>
        </text:list-item>
      </text:list>
      <text:h text:style-name="Heading_20_1" text:outline-level="1">3. Begin Your First ZK Pro<text:span text:style-name="T2">ject</text:span></text:h>
      <text:p text:style-name="P15">ZK consists of several libraries (the JAR files). There are two alternatives to install them.</text:p>
      <text:p text:style-name="P15">First, you can bundle them with your Web application. In other words, copy them to the <text:span text:style-name="T9">WEB-INF/lib</text:span> directory of your Web application. The benefit is that you can deploy your Web application to any Web server without configuring the Web server.</text:p>
      <text:p text:style-name="Text_20_body"><text:span text:style-name="T2">Second, you can install them to your Web or application server. In other words, copy them to your Web application directory (for Tomcat, it is $TOMCAT_HOME/webapps/$PROJECT_NAME/WEB-INF</text:span><text:span text:style-name="T8">/lib</text:span><text:span text:style-name="T2">). </text:span></text:p>
      <text:p text:style-name="P15"/>
      <text:list text:style-name="L2">
        <text:list-item>
          <text:p text:style-name="P29"><text:a xlink:type="simple" xlink:href="http://www.zkoss.org/download/zk.dsp"><text:span text:style-name="T15">Download ZK Library:</text:span></text:a></text:p>
          <text:p text:style-name="P29"><text:a xlink:type="simple" xlink:href="http://www.zkoss.org/download/zk.dsp"><text:span text:style-name="T7">http://www.zkoss.org/download/zk.dsp</text:span></text:a></text:p>
        </text:list-item>
        <text:list-item>
          <text:p text:style-name="P30">Create project </text:p>
          <text:p text:style-name="P31">Create a development directory under $TOMCAT_HOME/webapps. <text:line-break/>The structure of development directory is shown below:(ex.zkdemo) </text:p>
          <text:p text:style-name="P32"/>
          <text:p text:style-name="P33"><text:span text:style-name="Source_20_Text">+zkdemo</text:span></text:p>
          <text:p text:style-name="P33"><text:span text:style-name="Source_20_Text"><text:s text:c="2"/>+WEB-INF</text:span></text:p>
          <text:p text:style-name="P33"><text:span text:style-name="Source_20_Text"><text:s text:c="4"/>web.xml</text:span></text:p>
          <text:p text:style-name="P33"><text:span text:style-name="Source_20_Text"><text:s text:c="2"/>index.zul</text:span></text:p>
        </text:list-item>
        <text:list-item>
          <text:p text:style-name="P34"><text:span text:style-name="T16">Unzip ZK library</text:span><text:line-break/>Unzip zk-bin-prof-xxx.zip or zk-bin-prof-xxx.tar.gz (ex. zk-bin-prof-x.x.x.zip) </text:p>
        </text:list-item>
        <text:list-item>
          <text:p text:style-name="P34"><text:span text:style-name="T16">Deploy ZK library</text:span><text:line-break/>Copy the following jar files to the $TOMCAT_HOME/webapps/$PROJECT_NAME/WEB-INF/lib (ex.zkdemo/WEB-INF/lib) </text:p>
          <text:list>
            <text:list-header>
              <text:p text:style-name="P35"><text:span text:style-name="Source_20_Text">dist/lib/*.jar </text:span></text:p>
              <text:p text:style-name="P35"><text:span text:style-name="Source_20_Text">dist/lib/zkforge/*.jar </text:span></text:p>
              <text:p text:style-name="P35"><text:span text:style-name="Source_20_Text">dist/lib/ext/*.jar </text:span></text:p>
            </text:list-header>
          </text:list>
        </text:list-item>
        <text:list-item>
          <text:p text:style-name="P29"><text:span text:style-name="T16">Create web.xml</text:span><text:line-break/>Create web.xml under $TOMCAT_HOME/webapps/zkdemo, and Copy the following lines into web.xml </text:p>
          <text:p text:style-name="P32"/>
          <text:p text:style-name="P33"><text:span text:style-name="Source_20_Text">&lt;!-- ZK --&gt;</text:span></text:p>
          <text:p text:style-name="P33"><text:span text:style-name="Source_20_Text"><text:s text:c="2"/>&lt;listener&gt;</text:span></text:p>
          <text:p text:style-name="P33"><text:span text:style-name="Source_20_Text"><text:s text:c="4"/>&lt;description&gt;Used to clean up when a session is destroyed&lt;/description&gt;</text:span></text:p>
          <text:p text:style-name="P33"><text:span text:style-name="Source_20_Text"><text:s text:c="4"/>&lt;display-name&gt;ZK Session Cleaner&lt;/display-name&gt;</text:span></text:p>
          <text:p text:style-name="P33"><text:span text:style-name="Source_20_Text"><text:s text:c="4"/>&lt;listener-class&gt;org.zkoss.zk.ui.http.HttpSessionListener&lt;/listener-class&gt;</text:span></text:p>
          <text:p text:style-name="P33"><text:span text:style-name="Source_20_Text"><text:s text:c="2"/>&lt;/listener&gt;</text:span></text:p>
          <text:p text:style-name="P33"/>
          <text:p text:style-name="P33"><text:span text:style-name="Source_20_Text"><text:s text:c="2"/>&lt;servlet&gt;</text:span></text:p>
          <text:p text:style-name="P33"><text:span text:style-name="Source_20_Text"><text:s text:c="4"/>&lt;description&gt;ZK loader for ZUML pages&lt;/description&gt;</text:span></text:p>
          <text:p text:style-name="P33"><text:span text:style-name="Source_20_Text"><text:s text:c="4"/>&lt;servlet-name&gt;zkLoader&lt;/servlet-name&gt;</text:span></text:p>
          <text:p text:style-name="P33"><text:span text:style-name="Source_20_Text"><text:s text:c="4"/>&lt;servlet-class&gt;org.zkoss.zk.ui.http.DHtmlLayoutServlet&lt;/servlet-class&gt;</text:span></text:p>
          <text:p text:style-name="P33"><text:span text:style-name="Source_20_Text"><text:s text:c="4"/>&lt;init-param&gt;</text:span></text:p>
          <text:p text:style-name="P33"><text:span text:style-name="Source_20_Text"><text:s text:c="6"/>&lt;param-name&gt;update-uri&lt;/param-name&gt;</text:span></text:p>
          <text:p text:style-name="P33"><text:span text:style-name="Source_20_Text"><text:s text:c="6"/>&lt;param-value&gt;/zkau&lt;/param-value&gt;</text:span></text:p>
          <text:p text:style-name="P33"><text:span text:style-name="Source_20_Text"><text:s text:c="4"/>&lt;/init-param&gt;</text:span></text:p>
          <text:p text:style-name="P33"><text:span text:style-name="Source_20_Text"><text:s text:c="4"/>&lt;load-on-startup&gt;1&lt;/load-on-startup&gt;</text:span></text:p>
          <text:p text:style-name="P33"><text:span text:style-name="Source_20_Text"><text:s text:c="2"/>&lt;/servlet&gt;</text:span></text:p>
          <text:p text:style-name="P33"><text:span text:style-name="Source_20_Text"><text:s text:c="2"/>&lt;servlet-mapping&gt;</text:span></text:p>
          <text:p text:style-name="P33"><text:span text:style-name="Source_20_Text"><text:s text:c="4"/>&lt;servlet-name&gt;zkLoader&lt;/servlet-name&gt;</text:span></text:p>
          <text:p text:style-name="P33"><text:span text:style-name="Source_20_Text"><text:s text:c="4"/>&lt;url-pattern&gt;*.zul&lt;/url-pattern&gt;</text:span></text:p>
          <text:p text:style-name="P33"><text:span text:style-name="Source_20_Text"><text:s text:c="2"/>&lt;/servlet-mapping&gt;</text:span></text:p>
          <text:p text:style-name="P33"><text:span text:style-name="Source_20_Text"><text:s text:c="2"/>&lt;servlet-mapping&gt;</text:span></text:p>
          <text:p text:style-name="P33"><text:span text:style-name="Source_20_Text"><text:s text:c="4"/>&lt;servlet-name&gt;zkLoader&lt;/servlet-name&gt;</text:span></text:p>
          <text:p text:style-name="P33"><text:span text:style-name="Source_20_Text"><text:s text:c="4"/>&lt;url-pattern&gt;*.zhtml&lt;/url-pattern&gt;</text:span></text:p>
          <text:p text:style-name="P33"><text:span text:style-name="Source_20_Text"><text:s text:c="2"/>&lt;/servlet-mapping&gt;</text:span></text:p>
          <text:p text:style-name="P33"/>
          <text:p text:style-name="P33"><text:span text:style-name="Source_20_Text"><text:s text:c="2"/>&lt;servlet&gt;</text:span></text:p>
          <text:p text:style-name="P33"><text:span text:style-name="Source_20_Text"><text:s text:c="4"/>&lt;description&gt;The asynchronous update engine for ZK&lt;/description&gt;</text:span></text:p>
          <text:p text:style-name="P33"><text:span text:style-name="Source_20_Text"><text:s text:c="4"/>&lt;servlet-name&gt;auEngine&lt;/servlet-name&gt; </text:span></text:p>
          <text:p text:style-name="P33"><text:span text:style-name="Source_20_Text"><text:s text:c="4"/>&lt;servlet-class&gt;org.zkoss.zk.au.http.DHtmlUpdateServlet&lt;/servlet-class&gt;</text:span></text:p>
          <text:p text:style-name="P33"><text:span text:style-name="Source_20_Text"><text:s text:c="2"/>&lt;/servlet&gt;</text:span></text:p>
          <text:p text:style-name="P33"><text:span text:style-name="Source_20_Text"><text:s text:c="2"/>&lt;servlet-mapping&gt;</text:span></text:p>
          <text:p text:style-name="P33"><text:span text:style-name="Source_20_Text"><text:s text:c="4"/>&lt;servlet-name&gt;auEngine&lt;/servlet-name&gt;</text:span></text:p>
          <text:p text:style-name="P33"><text:span text:style-name="Source_20_Text"><text:s text:c="4"/>&lt;url-pattern&gt;/zkau/*&lt;/url-pattern&gt;</text:span></text:p>
          <text:p text:style-name="P33"><text:span text:style-name="Source_20_Text"><text:s text:c="2"/>&lt;/servlet-mapping&gt;</text:span></text:p>
        </text:list-item>
        <text:list-item>
          <text:p text:style-name="P29"><text:span text:style-name="T16">Create first ZUL File</text:span><text:line-break/>Create index.zul under $TOMCAT_HOME/webapps/zkdemo/, and copy the following lines into it. </text:p>
          <text:p text:style-name="P32"/>
          <text:p text:style-name="P33"><text:span text:style-name="Source_20_Text">&lt;window title="My First window" border="normal" width="200px"&gt;</text:span></text:p>
          <text:p text:style-name="P33"><text:span text:style-name="Source_20_Text"><text:s text:c="8"/>Hello, World!</text:span></text:p>
          <text:p text:style-name="P33"><text:span text:style-name="Source_20_Text">&lt;/window&gt;</text:span></text:p>
          <text:p text:style-name="P36"/>
        </text:list-item>
        <text:list-item>
          <text:p text:style-name="P34"><text:span text:style-name="T16">Start Tomcat</text:span><text:line-break/>Execute $TOMCAT_HOME/bin/start.bat to activate Tomcat.<text:line-break/>(ex. C:\Program Files\apache-tomcat-5.5.23\bin\start.bat) </text:p>
        </text:list-item>
        <text:list-item>
          <text:p text:style-name="P29"><text:span text:style-name="T16">Browse zkdemo</text:span><text:line-break/>Browse to http://localhost/zkdemo/ or http://localhost:8080/zkdemo/ depending on your configuration for Tomcat. </text:p>
        </text:list-item>
      </text:list>
      <text:p text:style-name="P15"/>
      <text:h text:style-name="Heading_20_1" text:outline-level="1">4. The Content of Binary Distribution</text:h>
      <text:p text:style-name="P37">This chapter describes the content of zk-bin-3.6.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10 and <text:a xlink:type="simple" xlink:href="http://www.jfree.org/jcommon">JCommon</text:a> 1.0.13</text:p>
            <text:p text:style-name="P38">[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3.0.0<text:line-break/>(itext: 2.1.3, commons-collections: 2.1, commons-logging: 1.0.2, jxl: 2.6.8, poi: 3.0.1)</text:p>
            <text:p text:style-name="P25">Note: <text:span text:style-name="T9">poi.jar</text:span> is required if you want to use Apache POI to generate Microsoft Excel format. And, <text:span text:style-name="T9">jxl.jar</text:span> is required only if you want to use JExcelApi to generate the Microsoft Excel format.</text:p>
            <text:p text:style-name="P38">[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7">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7">Rhino</text:span></text:a><text:span text:style-name="T2">).</text:span></text:p>
            <text:p text:style-name="P25">Version: Rhino 1.7R1</text:p>
            <text:p text:style-name="P38">[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6 (groovy-all)</text:p>
            <text:p text:style-name="P38">[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7">JRuby</text:span></text:a><text:span text:style-name="T2">).</text:span></text:p>
            <text:p text:style-name="P25">Version: <text:a xlink:type="simple" xlink:href="http://jruby.codehaus.org/">JRuby</text:a> 1.1.2 (jruby-complete)</text:p>
            <text:p text:style-name="P38">[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7">J</text:span></text:a><text:a xlink:type="simple" xlink:href="http://www.jython.org/">ython</text:a> 2.2.1</text:p>
            <text:p text:style-name="P38">[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8">captcha</text:span><text:span text:style-name="T2"> component.</text:span></text:p>
            <text:p text:style-name="P25">Version: JH Labs Java Image Filters</text:p>
            <text:p text:style-name="P38">[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8">[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8">[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8">zk-src-3.6.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9">This chapter describes the content of zk-demo-3.6.0.zip.</text:p>
      <text:h text:style-name="Heading_20_2" text:outline-level="2">/</text:h>
      <text:p text:style-name="Text_20_body_20_indent">This directory holds the executable: <text:span text:style-name="T9">zkdemo.war</text:span>, <text:span text:style-name="T9">zkdemo-min.war</text:span>, <text:span text:style-name="T9">zkdemos.ear</text:span> and <text:span text:style-name="T9">zkdemos-min.ear</text:span>. <text:span text:style-name="T2">Refer to the </text:span><text:span text:style-name="T17">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9">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1" text:note-class="footnote"><text:note-citation>1</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細明體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2-18T15:22:46</dc:date>
    <dc:language>en-US</dc:language>
    <meta:editing-cycles>1143</meta:editing-cycles>
    <meta:editing-duration>P4DT1H3M15S</meta:editing-duration>
    <meta:user-defined meta:name="Info 1"/>
    <meta:user-defined meta:name="Info 2"/>
    <meta:user-defined meta:name="Info 3"/>
    <meta:user-defined meta:name="Info 4"/>
    <meta:document-statistic meta:table-count="5" meta:image-count="2" meta:object-count="0" meta:page-count="16" meta:paragraph-count="333" meta:word-count="2332" meta:character-count="15333"/>
  </office:meta>
</office:document-meta>
</file>